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fo:font-weight="bold" officeooo:rsid="0000adfe" officeooo:paragraph-rsid="0000adfe" style:font-size-asian="10.5pt" style:font-weight-asian="bold" style:font-weight-complex="bold"/>
    </style:style>
    <style:style style:name="P2" style:family="paragraph" style:parent-style-name="Standard">
      <style:text-properties fo:language="en" fo:country="US" fo:font-style="italic" fo:font-weight="normal" officeooo:rsid="0000adfe" officeooo:paragraph-rsid="0000adfe" style:font-size-asian="10.5pt" style:font-style-asian="italic" style:font-weight-asian="normal" style:font-style-complex="italic" style:font-weight-complex="normal"/>
    </style:style>
    <style:style style:name="P3" style:family="paragraph" style:parent-style-name="Standard">
      <style:text-properties fo:language="en" fo:country="US" fo:font-style="normal" fo:font-weight="normal" officeooo:rsid="0000adfe" officeooo:paragraph-rsid="0000adfe" style:font-size-asian="10.5pt" style:font-style-asian="normal" style:font-weight-asian="normal" style:font-style-complex="normal" style:font-weight-complex="normal"/>
    </style:style>
    <style:style style:name="P4" style:family="paragraph" style:parent-style-name="Standard">
      <style:text-properties fo:language="en" fo:country="US" fo:font-style="normal" fo:font-weight="normal" officeooo:rsid="0000adfe" officeooo:paragraph-rsid="0007498e" style:font-size-asian="10.5pt" style:font-style-asian="normal" style:font-weight-asian="normal" style:font-style-complex="normal" style:font-weight-complex="normal"/>
    </style:style>
    <style:style style:name="P5" style:family="paragraph" style:parent-style-name="Standard">
      <style:text-properties fo:language="en" fo:country="US" fo:font-style="normal" fo:font-weight="normal" officeooo:rsid="0009ea18" officeooo:paragraph-rsid="0009ea18" style:font-size-asian="10.5pt" style:font-style-asian="normal" style:font-weight-asian="normal" style:font-style-complex="normal" style:font-weight-complex="normal"/>
    </style:style>
    <style:style style:name="P6" style:family="paragraph" style:parent-style-name="Standard">
      <style:text-properties fo:language="en" fo:country="US" fo:font-style="normal" fo:font-weight="normal" officeooo:rsid="000d49fa" officeooo:paragraph-rsid="000d49fa" style:font-size-asian="10.5pt" style:font-style-asian="normal" style:font-weight-asian="normal" style:font-style-complex="normal" style:font-weight-complex="normal"/>
    </style:style>
    <style:style style:name="P7" style:family="paragraph" style:parent-style-name="Standard">
      <style:text-properties fo:language="en" fo:country="US" fo:font-style="normal" fo:font-weight="normal" officeooo:rsid="000f2019" officeooo:paragraph-rsid="000f2019" style:font-size-asian="10.5pt" style:font-style-asian="normal" style:font-weight-asian="normal" style:font-style-complex="normal" style:font-weight-complex="normal"/>
    </style:style>
    <style:style style:name="P8" style:family="paragraph" style:parent-style-name="Standard">
      <style:text-properties fo:language="en" fo:country="US" fo:font-style="normal" fo:font-weight="normal" officeooo:rsid="000f6ba9" officeooo:paragraph-rsid="000f6ba9" style:font-size-asian="10.5pt" style:font-style-asian="normal" style:font-weight-asian="normal" style:font-style-complex="normal" style:font-weight-complex="normal"/>
    </style:style>
    <style:style style:name="P9" style:family="paragraph" style:parent-style-name="Standard">
      <style:text-properties fo:language="en" fo:country="US" fo:font-style="normal" fo:font-weight="normal" officeooo:rsid="00110df5" officeooo:paragraph-rsid="00110df5" style:font-size-asian="10.5pt" style:font-style-asian="normal" style:font-weight-asian="normal" style:font-style-complex="normal" style:font-weight-complex="normal"/>
    </style:style>
    <style:style style:name="P10" style:family="paragraph" style:parent-style-name="Standard">
      <style:text-properties fo:language="en" fo:country="US" fo:font-style="normal" fo:font-weight="normal" officeooo:rsid="00110df5" officeooo:paragraph-rsid="000f2019" style:font-size-asian="10.5pt" style:font-style-asian="normal" style:font-weight-asian="normal" style:font-style-complex="normal" style:font-weight-complex="normal"/>
    </style:style>
    <style:style style:name="P11" style:family="paragraph" style:parent-style-name="Standard">
      <style:text-properties fo:language="en" fo:country="US" fo:font-style="normal" fo:font-weight="bold" officeooo:rsid="0000adfe" officeooo:paragraph-rsid="0000adfe" style:font-size-asian="10.5pt" style:font-style-asian="normal" style:font-weight-asian="bold" style:font-style-complex="normal" style:font-weight-complex="bold"/>
    </style:style>
    <style:style style:name="P12" style:family="paragraph" style:parent-style-name="Standard">
      <style:text-properties fo:language="en" fo:country="US" fo:font-style="normal" fo:font-weight="bold" officeooo:rsid="000f2019" officeooo:paragraph-rsid="000f2019" style:font-size-asian="10.5pt" style:font-style-asian="normal" style:font-weight-asian="bold" style:font-style-complex="normal" style:font-weight-complex="bold"/>
    </style:style>
    <style:style style:name="P13" style:family="paragraph" style:parent-style-name="Standard">
      <style:text-properties fo:language="en" fo:country="US" fo:font-style="normal" fo:font-weight="bold" officeooo:rsid="000f2019" officeooo:paragraph-rsid="000f6ba9" style:font-size-asian="10.5pt" style:font-style-asian="normal" style:font-weight-asian="bold" style:font-style-complex="normal" style:font-weight-complex="bold"/>
    </style:style>
    <style:style style:name="P14" style:family="paragraph" style:parent-style-name="Standard">
      <style:text-properties fo:language="en" fo:country="US" fo:font-style="normal" fo:font-weight="bold" officeooo:rsid="000f6ba9" officeooo:paragraph-rsid="000f6ba9" style:font-size-asian="10.5pt" style:font-style-asian="normal" style:font-weight-asian="bold" style:font-style-complex="normal"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050318"/>
    </style:style>
    <style:style style:name="T4" style:family="text">
      <style:text-properties officeooo:rsid="0006efa6"/>
    </style:style>
    <style:style style:name="T5" style:family="text">
      <style:text-properties officeooo:rsid="000a0d02"/>
    </style:style>
    <style:style style:name="T6" style:family="text">
      <style:text-properties officeooo:rsid="000a6dda"/>
    </style:style>
    <style:style style:name="T7" style:family="text">
      <style:text-properties officeooo:rsid="000d7039"/>
    </style:style>
    <style:style style:name="T8" style:family="text">
      <style:text-properties fo:font-weight="bold" style:font-weight-asian="bold" style:font-weight-complex="bold"/>
    </style:style>
    <style:style style:name="T9" style:family="text">
      <style:text-properties fo:font-weight="bold" officeooo:rsid="000f2019" style:font-weight-asian="bold" style:font-weight-complex="bold"/>
    </style:style>
    <style:style style:name="T10" style:family="text">
      <style:text-properties officeooo:rsid="000f6ba9"/>
    </style:style>
    <style:style style:name="T11" style:family="text">
      <style:text-properties officeooo:rsid="00110d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DC17 – Lab 5</text:p>
      <text:p text:style-name="P2">Joakim Strandberg, joast388</text:p>
      <text:p text:style-name="P2">Max Lund, maxlu</text:p>
      <text:p text:style-name="P2"/>
      <text:p text:style-name="P12">Part 2</text:p>
      <text:p text:style-name="P12"/>
      <text:p text:style-name="P12">a) Describe your choices of state and reward functions</text:p>
      <text:p text:style-name="P11"/>
      <text:p text:style-name="P4">In our solution for this part, we defined <text:span text:style-name="T4">10</text:span> different states. Each state were represented by being an angle of 2pi / <text:span text:style-name="T4">10</text:span>. This state representation was achieved by using the method <text:span text:style-name="T2">discretize() </text:span><text:s/>which made every possible direction the rocket could point at, a state. <text:span text:style-name="T3">The reward for each state was decided by trial and error. Many tests were needed in order to tune the rewards so that the goal of the problem was fulfilled. The two states closest to the negative y-axis had a reward of 0 because the rocket should avoid them. The closer the states were the positive y-axis, the higher the reward was and all states and rewards, except the two states closest to the positive y-axis, on the right side of the y-axis were mirrored on the left, since both sides was as preferable. The two states at the top had a minor difference in reward even though they would seem to be equally preferable for the rocket to be in. This had to be done due to a small bug in the program making the rocket to always cruise to the right when using the engine to go upwards.</text:span></text:p>
      <text:p text:style-name="P3"/>
      <text:p text:style-name="P3"><text:span text:style-name="T8">b) </text:span><text:span text:style-name="T9">D</text:span><text:span text:style-name="T8">escribe </text:span><text:span text:style-name="Strong_20_Emphasis"><text:span text:style-name="T8">in your own words</text:span></text:span><text:span text:style-name="T8"> the purpose of the different components in the Q-learning update that you implemented. In particular, what are the Q-values? </text:span></text:p>
      <text:p text:style-name="P3"/>
      <text:p text:style-name="P5">The Q-learning algorithm we implemented was the same that was presented at the lecture. <text:span text:style-name="T6">When updating a Q-value, the current Q-value is summed with an alpha-value times the difference between the maximum Q-value times reachable from the current state times a gamma-value and the current Q-value. The current state's reward times alpha is also added to the sum.</text:span> The alpha value is the learning rate. It is decreasing for a specific Q-value, every time the value is updated. This is needed in order <text:span text:style-name="T5">to make the Q-values converge. Otherwise they would be oscillating. The discount factor determines how much the transition from a state to another will impact the Q-value when it is updated.</text:span></text:p>
      <text:p text:style-name="P3"/>
      <text:p text:style-name="P11">Try turning off exploration from the start before learning. What tends to happen? Explain why this happens in your report. </text:p>
      <text:p text:style-name="P3"/>
      <text:p text:style-name="P6">When explored is turned of the <text:span text:style-name="T7">before learning starts, the rocket does nothing and just falls down. This happens because the algorithm will never choose an action by random and will always pick the first one in the list since every Q-value is 0. </text:span></text:p>
      <text:p text:style-name="P6"/>
      <text:p text:style-name="P12">Part 3</text:p>
      <text:p text:style-name="P12"/>
      <text:p text:style-name="P13">a) Describe your choices of state and reward functions</text:p>
      <text:p text:style-name="P13"/>
      <text:p text:style-name="P8">As in Part <text:s/>2, we used 10 discrete states for the angle of the ship. For the velocity, we only regard the y-velocity, using 12 discrete states for the y-velocities. The reason for disregarding the x-velocity is that we already have a ship that can keep itself upright, and we should therefore only need to also keep our velocity on the y-axis as close to zero as possible. The choices for rewards in these states was also found by trial and error, with the rewards and intervals of velocities being <text:span text:style-name="T11">following a normal distribution.</text:span></text:p>
      <text:p text:style-name="P8"/>
      <text:p text:style-name="P14">Q2: Try turning off exploration from the start before learning. What tends to happen? Explain why this happens in your report. </text:p>
      <text:p text:style-name="P9"><text:soft-page-break/>The result is the same as in Part 2 when turning off exploration.</text:p>
      <text:p text:style-name="P12"/>
      <text:p text:style-name="P12">For simplicity, we here constructed a discrete (table) approximation for a continuous problem, which can be a pretty rough approximation. As mentioned in the RL lecture, <text:span text:style-name="T1">Fitted</text:span> Q-iteration is a technique where supervised learning is instead used to approximate Q(s,a) inside the Q-updates. Suggest some sufficiently powerful model/representation that could be used to learn an arbitrary Q-function given examples from the update (Hint: The ML lecture on supervised learning might be useful). </text:p>
      <text:p text:style-name="P12"/>
      <text:p text:style-name="P7">We could use a neural network to learn and approximate the Q-function by doing supervised learning using <text:span text:style-name="T10">states and actions with their corresponding Q-values from a given Q-table. The network will then have learned an approximation of the Q-function.</text:span></text:p>
      <text:p text:style-name="P7"/>
      <text:p text:style-name="P12">For this question, assume you had plenty of computational power rather than a weak lab computer. Like above you want to approximate Q(s,a), but instead of s being simplified state like angle and position, let s be all raw pixel values from the rocket simulator graphics that you are shown. What would a suitable representation for the Q-function be for supervised learning it from image inputs? (Hint: The ML lecture on deep learning might be useful) </text:p>
      <text:p text:style-name="P12"/>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1:51:43.436539301</meta:creation-date>
    <dc:date>2017-10-20T14:32:09.302381207</dc:date>
    <meta:editing-duration>PT53M1S</meta:editing-duration>
    <meta:editing-cycles>10</meta:editing-cycles>
    <meta:generator>LibreOffice/5.0.3.2$Linux_X86_64 LibreOffice_project/00m0$Build-2</meta:generator>
    <meta:document-statistic meta:table-count="0" meta:image-count="0" meta:object-count="0" meta:page-count="2" meta:paragraph-count="18" meta:word-count="744" meta:character-count="4355" meta:non-whitespace-character-count="3620"/>
  </office:meta>
</office:document-meta>
</file>